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Ubuntu" svg:font-family="Ubuntu"/>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43%" fo:break-before="auto" fo:break-after="auto" style:writing-mode="lr-tb"/>
    </style:style>
    <style:style style:name="P2" style:family="paragraph" style:parent-style-name="Standard">
      <style:paragraph-properties fo:line-height="143%" fo:break-before="auto" fo:break-after="auto" style:writing-mode="lr-tb"/>
      <style:text-properties fo:color="#333333" style:font-name="Ubuntu" fo:font-size="12pt" fo:background-color="#ffffff" style:font-name-asian="Ubuntu" style:font-size-asian="12pt" style:font-name-complex="Ubuntu" style:font-size-complex="12pt"/>
    </style:style>
    <style:style style:name="P3" style:family="paragraph" style:parent-style-name="Standard">
      <style:paragraph-properties fo:line-height="143%" fo:break-before="auto" fo:break-after="auto" style:writing-mode="lr-tb"/>
      <style:text-properties fo:color="#333333" style:font-name="Ubuntu" fo:font-size="12pt" officeooo:rsid="0001d696" officeooo:paragraph-rsid="0001d696" fo:background-color="#ffffff" style:font-name-asian="Ubuntu" style:font-size-asian="12pt" style:font-name-complex="Ubuntu" style:font-size-complex="12pt"/>
    </style:style>
    <style:style style:name="P4" style:family="paragraph" style:parent-style-name="Standard">
      <style:paragraph-properties fo:line-height="115%" fo:break-before="auto" fo:break-after="auto" style:writing-mode="lr-tb"/>
      <style:text-properties fo:color="#3c3c3c" style:font-name="Verdana" fo:font-size="12pt" fo:background-color="#ffffff" style:font-name-asian="Verdana" style:font-size-asian="12pt" style:font-name-complex="Verdana" style:font-size-complex="12pt"/>
    </style:style>
    <style:style style:name="P5" style:family="paragraph" style:parent-style-name="Standard">
      <style:paragraph-properties fo:line-height="115%" style:writing-mode="lr-tb"/>
      <style:text-properties fo:color="#3c3c3c" style:font-name="Verdana" fo:font-size="12pt" fo:background-color="#ffffff" style:font-name-asian="Verdana" style:font-size-asian="12pt" style:font-name-complex="Verdana" style:font-size-complex="12pt"/>
    </style:style>
    <style:style style:name="P6" style:family="paragraph" style:parent-style-name="Standard">
      <style:paragraph-properties fo:line-height="143%" style:writing-mode="lr-tb"/>
      <style:text-properties fo:color="#333333" style:font-name="Ubuntu" fo:font-size="12pt" officeooo:rsid="0001d696" officeooo:paragraph-rsid="0001d696" fo:background-color="#ffffff" style:font-name-asian="Ubuntu" style:font-size-asian="12pt" style:font-name-complex="Ubuntu" style:font-size-complex="12pt"/>
    </style:style>
    <style:style style:name="P7" style:family="paragraph" style:parent-style-name="Standard">
      <style:text-properties officeooo:rsid="0001d696" officeooo:paragraph-rsid="0001d696"/>
    </style:style>
    <style:style style:name="P8" style:family="paragraph" style:parent-style-name="Standard">
      <style:text-properties officeooo:paragraph-rsid="0001d696"/>
    </style:style>
    <style:style style:name="P9" style:family="paragraph" style:parent-style-name="Heading_20_2">
      <style:text-properties officeooo:paragraph-rsid="0001d696"/>
    </style:style>
    <style:style style:name="P10" style:family="paragraph" style:parent-style-name="Heading_20_1">
      <style:text-properties officeooo:paragraph-rsid="0001d696"/>
    </style:style>
    <style:style style:name="P11" style:family="paragraph" style:parent-style-name="Standard" style:master-page-name="Standard">
      <style:paragraph-properties fo:line-height="143%" style:page-number="auto" fo:break-before="auto" fo:break-after="auto" style:writing-mode="lr-tb"/>
      <style:text-properties fo:color="#333333" style:font-name="Ubuntu" fo:font-size="12pt" fo:background-color="#ffffff" style:font-name-asian="Ubuntu" style:font-size-asian="12pt" style:font-name-complex="Ubuntu" style:font-size-complex="12pt"/>
    </style:style>
    <style:style style:name="P12" style:family="paragraph" style:parent-style-name="Standard">
      <style:paragraph-properties fo:line-height="143%" fo:break-before="auto" fo:break-after="auto" style:writing-mode="lr-tb"/>
      <style:text-properties fo:color="#333333" style:text-line-through-style="solid" style:text-line-through-type="single" style:font-name="Ubuntu" fo:font-size="12pt" fo:background-color="#ffffff" style:font-name-asian="Ubuntu" style:font-size-asian="12pt" style:font-name-complex="Ubuntu" style:font-size-complex="12pt"/>
    </style:style>
    <style:style style:name="P13" style:family="paragraph" style:parent-style-name="Standard">
      <style:paragraph-properties fo:line-height="143%" fo:break-before="auto" fo:break-after="auto" style:writing-mode="lr-tb"/>
      <style:text-properties fo:color="#333333" style:font-name="Ubuntu" fo:font-size="12pt" fo:background-color="#ffffff" style:font-name-asian="Ubuntu" style:font-size-asian="12pt" style:font-name-complex="Ubuntu" style:font-size-complex="12pt"/>
    </style:style>
    <style:style style:name="P14" style:family="paragraph" style:parent-style-name="Standard">
      <style:paragraph-properties fo:margin-top="0in" fo:margin-bottom="0in" style:contextual-spacing="false" fo:line-height="143%" fo:break-before="auto" fo:break-after="auto" style:writing-mode="lr-tb"/>
      <style:text-properties fo:color="#333333" style:font-name="Ubuntu" fo:font-size="12pt" fo:background-color="#ffffff" style:font-name-asian="Ubuntu" style:font-size-asian="12pt" style:font-name-complex="Ubuntu" style:font-size-complex="12pt"/>
    </style:style>
    <style:style style:name="P15" style:family="paragraph" style:parent-style-name="Heading_20_4">
      <style:paragraph-properties fo:margin-top="0.111in" fo:margin-bottom="0.111in" style:contextual-spacing="false" fo:line-height="140%" fo:break-before="auto" fo:break-after="auto" style:writing-mode="lr-tb"/>
    </style:style>
    <style:style style:name="P16" style:family="paragraph" style:parent-style-name="Heading_20_2">
      <style:paragraph-properties fo:line-height="143%" fo:break-before="auto" fo:break-after="auto" style:writing-mode="lr-tb"/>
    </style:style>
    <style:style style:name="P17" style:family="paragraph" style:parent-style-name="Heading_20_2">
      <style:paragraph-properties fo:margin-top="0.139in" fo:margin-bottom="0in" style:contextual-spacing="false" fo:line-height="143%" fo:keep-together="always" fo:break-before="auto" fo:break-after="auto" fo:keep-with-next="always" style:writing-mode="lr-tb"/>
    </style:style>
    <style:style style:name="P18" style:family="paragraph" style:parent-style-name="Heading_20_1">
      <style:paragraph-properties fo:line-height="143%" fo:break-before="auto" fo:break-after="auto" style:writing-mode="lr-tb"/>
    </style:style>
    <style:style style:name="P19" style:family="paragraph" style:parent-style-name="Heading_20_1">
      <style:paragraph-properties fo:line-height="143%" fo:break-before="auto" fo:break-after="auto" style:writing-mode="lr-tb"/>
      <style:text-properties style:text-line-through-style="solid" style:text-line-through-type="single"/>
    </style:style>
    <style:style style:name="P20" style:family="paragraph" style:parent-style-name="Heading_20_1">
      <style:paragraph-properties fo:margin-top="0.139in" fo:margin-bottom="0in" style:contextual-spacing="false" fo:line-height="143%" fo:keep-together="always" fo:break-before="auto" fo:break-after="auto" fo:keep-with-next="always" style:writing-mode="lr-tb"/>
    </style:style>
    <style:style style:name="T1" style:family="text">
      <style:text-properties fo:color="#333333" style:font-name="Ubuntu" fo:font-size="12pt" fo:background-color="#ffffff" loext:char-shading-value="0" style:font-name-asian="Ubuntu" style:font-size-asian="12pt" style:font-name-complex="Ubuntu" style:font-size-complex="12pt"/>
    </style:style>
    <style:style style:name="T2" style:family="text">
      <style:text-properties fo:color="#333333" style:font-name="Ubuntu" fo:font-size="12pt" officeooo:rsid="0001d696" fo:background-color="#ffffff" loext:char-shading-value="0" style:font-name-asian="Ubuntu" style:font-size-asian="12pt" style:font-name-complex="Ubuntu" style:font-size-complex="12pt"/>
    </style:style>
    <style:style style:name="T3" style:family="text">
      <style:text-properties style:text-line-through-style="solid" style:text-line-through-type="single"/>
    </style:style>
    <style:style style:name="T4" style:family="text">
      <style:text-properties officeooo:rsid="0001d6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ory Summary (in this case replace "Untitled Post" with this) As a (TYPE_OF_STAKEHOLDER) So that (THE_GOAL_OR_BUSINESS_VALUE) I would like to (SPECIFIC_SITE_INTERACTION)</text:p>
      <text:p text:style-name="P2"/>
      <text:h text:style-name="P19" text:outline-level="10"><text:bookmark text:name="h.jbsd09njxl44"/>Add Assignment (teacher)</text:h>
      <text:p text:style-name="P12">As a teacher, </text:p>
      <text:p text:style-name="P12">I’d like to add an assignment to the system (assignment name, max # participants, etc)</text:p>
      <text:p text:style-name="P12">so that the students (pair programmers) can pair on that assignment.</text:p>
      <text:h text:style-name="P20" text:outline-level="10"><text:bookmark text:name="h.3ks6i262iy1k"/>Add Assignment<text:span text:style-name="T3"> (student)</text:span></text:h>
      <text:p text:style-name="P1"><text:span text:style-name="T1">As a </text:span><text:span text:style-name="T2">user</text:span><text:span text:style-name="T1">, </text:span></text:p>
      <text:p text:style-name="P2">I’d like to add an assignment to the system (assignment name, max # participants, etc)</text:p>
      <text:p text:style-name="P2">so that the students (pair programmers) can pair on that assignment.</text:p>
      <text:h text:style-name="P16" text:outline-level="10"><text:bookmark text:name="h.mbjgyymixx0x"/>Scenario: Add new assignment (pass)</text:h>
      <text:p text:style-name="P14">Given that a user is logged in</text:p>
      <text:p text:style-name="P2">And the user has permission to add the new assignment</text:p>
      <text:p text:style-name="P2">And the user is on the new assignment page</text:p>
      <text:p text:style-name="P2">When the user specifies the new assignment (name: “project 1”, course: “ESAAS 169.1”)</text:p>
      <text:p text:style-name="P14">And the user adds the new assignment</text:p>
      <text:p text:style-name="P14">Then the new assignment appears in the assigment list</text:p>
      <text:h text:style-name="P17" text:outline-level="10"><text:bookmark text:name="h.tusweumd8bmf"/>Scenario: Add new assignment (fails because duplicate)</text:h>
      <text:p text:style-name="P14">Given that a user is logged in</text:p>
      <text:p text:style-name="P14">And the user has permission to add the new assignment</text:p>
      <text:p text:style-name="P14">And the user is on the new assignment page</text:p>
      <text:p text:style-name="P14">When the user specifies the new assignment (name: “project 1”, course: “ESAAS 169.1”)</text:p>
      <text:p text:style-name="P14">And the assignment by that name for that class already exists</text:p>
      <text:p text:style-name="P14"><text:soft-page-break/>And the user adds the new assignment</text:p>
      <text:p text:style-name="P14">Then the new assignment does not get duplicated in the assigment list</text:p>
      <text:p text:style-name="P14">And a warning appears</text:p>
      <text:h text:style-name="P18" text:outline-level="10"><text:bookmark text:name="h.g7tam9n3m9rv"/></text:h>
      <text:h text:style-name="P18" text:outline-level="10"><text:bookmark text:name="h.d3w93vrhz92u"/>Sign up as a student</text:h>
      <text:p text:style-name="P2">As a student,</text:p>
      <text:p text:style-name="P2">I’d like to sign up </text:p>
      <text:p text:style-name="P2">[and possibly specify my experience levels with various technologies,e.g., ruby, rails, javascript, and languages]</text:p>
      <text:p text:style-name="P2">so that I can then be part of the pair programming network and share relevant information that may help others decide whether to choose me as a partner.</text:p>
      <text:h text:style-name="P16" text:outline-level="10"><text:bookmark text:name="h.u78jaj2eqlq8"/>Scenario: sign up (success)</text:h>
      <text:p text:style-name="P2">Given PP scheduler is running</text:p>
      <text:p text:style-name="P2">And the user is not signed up</text:p>
      <text:p text:style-name="P2">When the user signs up as a student</text:p>
      <text:p text:style-name="P2">Then the user will appear in the users list as a student</text:p>
      <text:p text:style-name="P2"/>
      <text:h text:style-name="P17" text:outline-level="10"><text:bookmark text:name="h.litots1qnp9x"/>Scenario: sign up (fails because duplicate)</text:h>
      <text:p text:style-name="P2">Given PP scheduler is running</text:p>
      <text:p text:style-name="P2">And the user is signed up already</text:p>
      <text:p text:style-name="P2">When the user signs up as a student</text:p>
      <text:p text:style-name="P2">Then the user will be alerted that he already exists in the database</text:p>
      <text:p text:style-name="P2">And the user will not be added a 2nd time</text:p>
      <text:p text:style-name="P2"/>
      <text:h text:style-name="P20" text:outline-level="10"><text:bookmark text:name="h.swszgadslrv0"/>Specify availability to work on an assignment</text:h>
      <text:p text:style-name="P2">As a student,</text:p>
      <text:p text:style-name="P2"><text:soft-page-break/>I’d like to specify one or more time slots for an assignment, and for each, <text:s/>the time interval within which I can work on it, along with preference for that time slot</text:p>
      <text:p text:style-name="P2">So that the system can match me up with other students who want to work on that assignment at the same time.</text:p>
      <text:h text:style-name="P17" text:outline-level="10"><text:bookmark text:name="h.jr5qxwg2qb1q"/>Scenario: specify availabilty (success)</text:h>
      <text:p text:style-name="P2">Given user is logged in</text:p>
      <text:p text:style-name="P2">and user has selected an assignment (and class)</text:p>
      <text:p text:style-name="P2">When user specifies time available and preference for that time</text:p>
      <text:p text:style-name="P2">Then time available for assignment for user appears on the user’s availability calendar.</text:p>
      <text:h text:style-name="P17" text:outline-level="10"><text:bookmark text:name="h.mxvfowkdg2fh"/>Scenario: specify availabilty (success)</text:h>
      <text:p text:style-name="P2">Given user is logged in</text:p>
      <text:p text:style-name="P2">and user has selected an assignment (and class)</text:p>
      <text:p text:style-name="P2">When user specifies time available and preference for that time</text:p>
      <text:p text:style-name="P2">And the time slot overlaps with a committed time slot for the user</text:p>
      <text:p text:style-name="P2">Then a warning appears, </text:p>
      <text:p text:style-name="P2">and the time slot / assignment for user is not added to the user’s availability calendar.</text:p>
      <text:p text:style-name="P2">And the user is redirected back to the same page with the same settings.</text:p>
      <text:p text:style-name="P2"/>
      <text:h text:style-name="P20" text:outline-level="10"><text:bookmark text:name="h.c0jdqmbcg3n"/>Prioritize availability to work on an assignment</text:h>
      <text:p text:style-name="P2">As a student,</text:p>
      <text:p text:style-name="P2">I’d like to specify times I can work on an assignment with varying levels of preference.</text:p>
      <text:p text:style-name="P2">So that the system can match me up with other students who want to work on that assignment at the same time, searching on the basis of highest preference first.</text:p>
      <text:p text:style-name="P2"/>
      <text:h text:style-name="P18" text:outline-level="10"><text:bookmark text:name="h.fddgdlcwha4i"/><text:soft-page-break/>Notification of pair programming match(es)</text:h>
      <text:p text:style-name="P2">As a student</text:p>
      <text:p text:style-name="P2">I’d like to receive notification (e.g. e-mail or text message) of a potential match</text:p>
      <text:p text:style-name="P2">So that I can accept or decline it</text:p>
      <text:p text:style-name="P2">Scenario: </text:p>
      <text:p text:style-name="P2"/>
      <text:h text:style-name="P18" text:outline-level="10"><text:bookmark text:name="h.l70ds3figdt5"/>Accept /Decline pair programming match</text:h>
      <text:p text:style-name="P2">As a student</text:p>
      <text:p text:style-name="P2">I’d like to accept or decline a pair programming match</text:p>
      <text:p text:style-name="P2">So that the system can solidify the match.</text:p>
      <text:p text:style-name="P2"/>
      <text:p text:style-name="Heading_20_2">Application algorithms:</text:p>
      <text:p text:style-name="P3">I'm not certain what the algorithm for matching should be... maybe just look for pairs of "Available" records that match on the assignment and also overlap on times by at least an hour,and then go through those and find the one with the highest sum of 'prirority' for the two with at least an hour, and if there's a tie then choose the one with the longest available time perhaps. <text:s text:c="3"/>Anyway, I think that it will be good for the app to set up the matches automatically. <text:s/></text:p>
      <text:p text:style-name="P6"/>
      <text:p text:style-name="P6">User story:</text:p>
      <text:p text:style-name="Heading_20_1">App automatically sets up matches</text:p>
      <text:p text:style-name="P6">As the app</text:p>
      <text:p text:style-name="P6">I'd like to match up users with the same assignment and overlapping times</text:p>
      <text:p text:style-name="P6">So that users can pair program together</text:p>
      <text:p text:style-name="Heading_20_2">Feature: </text:p>
      <text:p text:style-name="Standard">Given <text:span text:style-name="T4">users with matching assignments and overlapping times</text:span></text:p>
      <text:p text:style-name="P7">When the auto-matching algorithm runs,</text:p>
      <text:p text:style-name="P7">Then generate a matching</text:p>
      <text:p text:style-name="P7">And notify the matched users of the potential match</text:p>
      <text:p text:style-name="P7"><text:soft-page-break/></text:p>
      <text:p text:style-name="P10"><text:span text:style-name="T4">User</text:span> sets up matches</text:p>
      <text:p text:style-name="P6">As a user</text:p>
      <text:p text:style-name="P6">I'd like to match up with another user with the same assignment and overlapping times</text:p>
      <text:p text:style-name="P6">So that users can pair program together</text:p>
      <text:p text:style-name="P9">Feature: </text:p>
      <text:p text:style-name="P8">Given <text:span text:style-name="T4">an <text:s/>“available” listing with an assignment and a given times</text:span></text:p>
      <text:p text:style-name="P7">When the user chooses this available</text:p>
      <text:p text:style-name="P7">Then generate a matching available</text:p>
      <text:p text:style-name="P7">And force a match</text:p>
      <text:p text:style-name="P7">And notify the “other”matched user of the potential match</text:p>
      <text:p text:style-name="P7"/>
      <text:p text:style-name="P6"/>
      <text:p text:style-name="P6">There should also be a way for users to explicity search through the available times for others and then choose to set up a match explicitly... give it some thought, no rush.</text:p>
      <text:h text:style-name="P15" text:outline-level="10"><text:bookmark text:name="h.14msxv2rnu0p"/><text:a xlink:type="simple" xlink:href="http://www.agileventures.org/projects/pp-scheduler/user-stories-page/activityfeedtopeakinterest">Activity</text:a><text:a xlink:type="simple" xlink:href="http://www.agileventures.org/projects/pp-scheduler/user-stories-page/activityfeedtopeakinterest"> </text:a><text:a xlink:type="simple" xlink:href="http://www.agileventures.org/projects/pp-scheduler/user-stories-page/activityfeedtopeakinterest">Feed</text:a><text:a xlink:type="simple" xlink:href="http://www.agileventures.org/projects/pp-scheduler/user-stories-page/activityfeedtopeakinterest"> </text:a><text:a xlink:type="simple" xlink:href="http://www.agileventures.org/projects/pp-scheduler/user-stories-page/activityfeedtopeakinterest">to</text:a><text:a xlink:type="simple" xlink:href="http://www.agileventures.org/projects/pp-scheduler/user-stories-page/activityfeedtopeakinterest"> </text:a><text:a xlink:type="simple" xlink:href="http://www.agileventures.org/projects/pp-scheduler/user-stories-page/activityfeedtopeakinterest">Peak</text:a><text:a xlink:type="simple" xlink:href="http://www.agileventures.org/projects/pp-scheduler/user-stories-page/activityfeedtopeakinterest"> </text:a><text:a xlink:type="simple" xlink:href="http://www.agileventures.org/projects/pp-scheduler/user-stories-page/activityfeedtopeakinterest">Interest</text:a></text:h>
      <text:p text:style-name="P2">posted Jul 12, 2013, 3:57 AM by Dan Schmidt <text:s text:c="2"/>[ updated Jul 12, 2013, 3:57 AM ]</text:p>
      <text:p text:style-name="P2">As a visitor to the site</text:p>
      <text:p text:style-name="P2">So that I can see what users of the site are doing</text:p>
      <text:p text:style-name="P2">I would to see a current activity feed</text:p>
      <text:p text:style-name="P2"/>
      <text:h text:style-name="P15" text:outline-level="10"><text:bookmark text:name="h.1s0prldyk8m6"/><text:a xlink:type="simple" xlink:href="http://www.agileventures.org/projects/pp-scheduler/user-stories-page/copingwithevolvinguncertainschedules">Coping</text:a><text:a xlink:type="simple" xlink:href="http://www.agileventures.org/projects/pp-scheduler/user-stories-page/copingwithevolvinguncertainschedules"> </text:a><text:a xlink:type="simple" xlink:href="http://www.agileventures.org/projects/pp-scheduler/user-stories-page/copingwithevolvinguncertainschedules">with</text:a><text:a xlink:type="simple" xlink:href="http://www.agileventures.org/projects/pp-scheduler/user-stories-page/copingwithevolvinguncertainschedules"> </text:a><text:a xlink:type="simple" xlink:href="http://www.agileventures.org/projects/pp-scheduler/user-stories-page/copingwithevolvinguncertainschedules">evolving</text:a><text:a xlink:type="simple" xlink:href="http://www.agileventures.org/projects/pp-scheduler/user-stories-page/copingwithevolvinguncertainschedules">/</text:a><text:a xlink:type="simple" xlink:href="http://www.agileventures.org/projects/pp-scheduler/user-stories-page/copingwithevolvinguncertainschedules">uncertain</text:a><text:a xlink:type="simple" xlink:href="http://www.agileventures.org/projects/pp-scheduler/user-stories-page/copingwithevolvinguncertainschedules"> </text:a><text:a xlink:type="simple" xlink:href="http://www.agileventures.org/projects/pp-scheduler/user-stories-page/copingwithevolvinguncertainschedules">schedules</text:a></text:h>
      <text:p text:style-name="P2">posted May 3, 2013, 4:33 AM by Sam Joseph</text:p>
      <text:p text:style-name="P2">As a new or existing user</text:p>
      <text:p text:style-name="P2">So that I can avoid having to come back to update my schedule every day</text:p>
      <text:p text:style-name="P2">I would like to be able to avoid entering lots of schedule data, make variable degrees of commitment, or just see when others are available so that I can adjust my schedule to fit</text:p>
      <text:p text:style-name="P2"/>
      <text:h text:style-name="P15" text:outline-level="10"><text:bookmark text:name="h.s0gnekeouvid"/><text:soft-page-break/><text:a xlink:type="simple" xlink:href="http://www.agileventures.org/projects/pp-scheduler/user-stories-page/browsewhowhatisavailableforpairing">Browse</text:a><text:a xlink:type="simple" xlink:href="http://www.agileventures.org/projects/pp-scheduler/user-stories-page/browsewhowhatisavailableforpairing"> </text:a><text:a xlink:type="simple" xlink:href="http://www.agileventures.org/projects/pp-scheduler/user-stories-page/browsewhowhatisavailableforpairing">who</text:a><text:a xlink:type="simple" xlink:href="http://www.agileventures.org/projects/pp-scheduler/user-stories-page/browsewhowhatisavailableforpairing">/</text:a><text:a xlink:type="simple" xlink:href="http://www.agileventures.org/projects/pp-scheduler/user-stories-page/browsewhowhatisavailableforpairing">what</text:a><text:a xlink:type="simple" xlink:href="http://www.agileventures.org/projects/pp-scheduler/user-stories-page/browsewhowhatisavailableforpairing"> </text:a><text:a xlink:type="simple" xlink:href="http://www.agileventures.org/projects/pp-scheduler/user-stories-page/browsewhowhatisavailableforpairing">is</text:a><text:a xlink:type="simple" xlink:href="http://www.agileventures.org/projects/pp-scheduler/user-stories-page/browsewhowhatisavailableforpairing"> </text:a><text:a xlink:type="simple" xlink:href="http://www.agileventures.org/projects/pp-scheduler/user-stories-page/browsewhowhatisavailableforpairing">available</text:a><text:a xlink:type="simple" xlink:href="http://www.agileventures.org/projects/pp-scheduler/user-stories-page/browsewhowhatisavailableforpairing"> </text:a><text:a xlink:type="simple" xlink:href="http://www.agileventures.org/projects/pp-scheduler/user-stories-page/browsewhowhatisavailableforpairing">for</text:a><text:a xlink:type="simple" xlink:href="http://www.agileventures.org/projects/pp-scheduler/user-stories-page/browsewhowhatisavailableforpairing"> </text:a><text:a xlink:type="simple" xlink:href="http://www.agileventures.org/projects/pp-scheduler/user-stories-page/browsewhowhatisavailableforpairing">pairing</text:a></text:h>
      <text:p text:style-name="P2">posted May 3, 2013, 4:31 AM by Sam Joseph</text:p>
      <text:p text:style-name="P2">As a new user </text:p>
      <text:p text:style-name="P2">So that I can decide whether I would like to bother entering my details</text:p>
      <text:p text:style-name="P2">I want to be able to browse the kinds of people and projects I would be pairing on</text:p>
      <text:p text:style-name="P2"/>
      <text:h text:style-name="P15" text:outline-level="10"><text:bookmark text:name="h.d612g69jz860"/><text:a xlink:type="simple" xlink:href="http://www.agileventures.org/projects/pp-scheduler/user-stories-page/addpairingstomygooglecalendar">Add</text:a><text:a xlink:type="simple" xlink:href="http://www.agileventures.org/projects/pp-scheduler/user-stories-page/addpairingstomygooglecalendar"> </text:a><text:a xlink:type="simple" xlink:href="http://www.agileventures.org/projects/pp-scheduler/user-stories-page/addpairingstomygooglecalendar">Pairings</text:a><text:a xlink:type="simple" xlink:href="http://www.agileventures.org/projects/pp-scheduler/user-stories-page/addpairingstomygooglecalendar"> </text:a><text:a xlink:type="simple" xlink:href="http://www.agileventures.org/projects/pp-scheduler/user-stories-page/addpairingstomygooglecalendar">to</text:a><text:a xlink:type="simple" xlink:href="http://www.agileventures.org/projects/pp-scheduler/user-stories-page/addpairingstomygooglecalendar"> </text:a><text:a xlink:type="simple" xlink:href="http://www.agileventures.org/projects/pp-scheduler/user-stories-page/addpairingstomygooglecalendar">my</text:a><text:a xlink:type="simple" xlink:href="http://www.agileventures.org/projects/pp-scheduler/user-stories-page/addpairingstomygooglecalendar"> </text:a><text:a xlink:type="simple" xlink:href="http://www.agileventures.org/projects/pp-scheduler/user-stories-page/addpairingstomygooglecalendar">Google</text:a><text:a xlink:type="simple" xlink:href="http://www.agileventures.org/projects/pp-scheduler/user-stories-page/addpairingstomygooglecalendar"> </text:a><text:a xlink:type="simple" xlink:href="http://www.agileventures.org/projects/pp-scheduler/user-stories-page/addpairingstomygooglecalendar">Calendar</text:a></text:h>
      <text:p text:style-name="P2">posted Apr 19, 2013, 2:44 PM by Bill Auger</text:p>
      <text:p text:style-name="P2">As a Saas-ELLS-Projects team member</text:p>
      <text:p text:style-name="P2">So that i do not need to check the calendar on this site everyday</text:p>
      <text:p text:style-name="P2">I would like to have my scheduled PP pairings automatically added to my google calendar</text:p>
      <text:p text:style-name="P2"/>
      <text:h text:style-name="P15" text:outline-level="10"><text:bookmark text:name="h.og6zd482u9tm"/><text:a xlink:type="simple" xlink:href="http://www.agileventures.org/projects/pp-scheduler/user-stories-page/emailnotifications">Email</text:a><text:a xlink:type="simple" xlink:href="http://www.agileventures.org/projects/pp-scheduler/user-stories-page/emailnotifications"> </text:a><text:a xlink:type="simple" xlink:href="http://www.agileventures.org/projects/pp-scheduler/user-stories-page/emailnotifications">Notifications</text:a></text:h>
      <text:p text:style-name="P2">posted Apr 19, 2013, 2:42 PM by Bill Auger</text:p>
      <text:p text:style-name="P2">As a Saas-ELLS-Projects team member</text:p>
      <text:p text:style-name="P2">So that i do not need to check the calendar on this site everyday</text:p>
      <text:p text:style-name="P2">I would like to receive email invitations when i have been scheduled for PP sessio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Ubuntu" svg:font-family="Ubuntu"/>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2</meta:editing-cycles>
    <dc:date>2014-05-31T13:10:09.661000000</dc:date>
    <meta:editing-duration>P0D</meta:editing-duration>
    <meta:document-statistic meta:table-count="0" meta:image-count="0" meta:object-count="0" meta:page-count="6" meta:paragraph-count="119" meta:word-count="1160" meta:character-count="6450" meta:non-whitespace-character-count="5392"/>
  </office:meta>
</office:document-meta>
</file>